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.25in" fo:margin-right="0in" fo:text-indent="0in" style:auto-text-indent="false"/>
      <style:text-properties officeooo:rsid="001d4b23" officeooo:paragraph-rsid="001d4b23"/>
    </style:style>
    <style:style style:name="P2" style:family="paragraph" style:parent-style-name="Standard">
      <style:paragraph-properties fo:margin-left="0in" fo:margin-right="0in" fo:line-height="115%" fo:text-indent="0in" style:auto-text-indent="false"/>
      <style:text-properties fo:font-style="normal" style:text-underline-style="none" officeooo:rsid="001f70fc" officeooo:paragraph-rsid="001f70fc" style:font-style-asian="normal" style:font-style-complex="normal"/>
    </style:style>
    <style:style style:name="P3" style:family="paragraph" style:parent-style-name="Standard">
      <style:paragraph-properties fo:margin-left="0.25in" fo:margin-right="0in" fo:line-height="115%" fo:text-indent="0in" style:auto-text-indent="false"/>
      <style:text-properties officeooo:rsid="001fc447" officeooo:paragraph-rsid="001fc447"/>
    </style:style>
    <style:style style:name="P4" style:family="paragraph" style:parent-style-name="Standard">
      <style:paragraph-properties fo:margin-left="0.25in" fo:margin-right="0in" fo:line-height="115%" fo:text-indent="0in" style:auto-text-indent="false"/>
      <style:text-properties fo:font-style="normal" style:text-underline-style="none" officeooo:rsid="001d4b23" officeooo:paragraph-rsid="001d4b23" style:font-style-asian="normal" style:font-style-complex="normal"/>
    </style:style>
    <style:style style:name="P5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1d4b23" officeooo:paragraph-rsid="001d4b23" style:font-weight-asian="bold" style:font-weight-complex="bold"/>
    </style:style>
    <style:style style:name="P6" style:family="paragraph" style:parent-style-name="Standard">
      <style:paragraph-properties fo:line-height="115%"/>
      <style:text-properties fo:font-size="14pt" officeooo:rsid="001f70fc" officeooo:paragraph-rsid="001f70fc" style:font-size-asian="14pt" style:font-size-complex="14pt"/>
    </style:style>
    <style:style style:name="P7" style:family="paragraph" style:parent-style-name="Standard">
      <style:paragraph-properties fo:line-height="115%"/>
      <style:text-properties officeooo:rsid="001d4b23" officeooo:paragraph-rsid="001d4b23"/>
    </style:style>
    <style:style style:name="P8" style:family="paragraph" style:parent-style-name="Standard">
      <style:paragraph-properties fo:line-height="115%"/>
      <style:text-properties fo:font-style="normal" style:text-underline-style="none" officeooo:rsid="001ef9f1" officeooo:paragraph-rsid="001d4b23" style:font-style-asian="normal" style:font-style-complex="normal"/>
    </style:style>
    <style:style style:name="P9" style:family="paragraph" style:parent-style-name="Standard">
      <style:paragraph-properties fo:line-height="115%"/>
      <style:text-properties fo:font-style="normal" style:text-underline-style="none" officeooo:rsid="001fbc25" officeooo:paragraph-rsid="001fbc25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text-underline-style="none" officeooo:rsid="001ef9f1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officeooo:rsid="001ef9f1" style:font-style-asian="italic" style:font-style-complex="italic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officeooo:rsid="001ef9f1" style:font-style-asian="normal" style:font-style-complex="normal"/>
    </style:style>
    <style:style style:name="T10" style:family="text">
      <style:text-properties fo:font-style="normal" style:text-underline-style="none" officeooo:rsid="001fc447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officeooo:rsid="001fc447"/>
    </style:style>
    <style:style style:name="T1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im Farrell, tmf@bu.edu</text:p>
      <text:p text:style-name="P7">CS660, PA2, <text:span text:style-name="T12">Final Report</text:span></text:p>
      <text:p text:style-name="P7">1504<text:span text:style-name="T12">23</text:span></text:p>
      <text:p text:style-name="P5"/>
      <text:p text:style-name="P6"><text:span text:style-name="T2">Relational Schema:</text:span> </text:p>
      <text:p text:style-name="P3">CREATE SEQUENCE Users_user_id_seq</text:p>
      <text:p text:style-name="P3">INCREMENT 1</text:p>
      <text:p text:style-name="P3">MINVALUE 1</text:p>
      <text:p text:style-name="P3">MAXVALUE 9223372036854775807</text:p>
      <text:p text:style-name="P3">START 1</text:p>
      <text:p text:style-name="P3">CACHE 1;</text:p>
      <text:p text:style-name="P3"/>
      <text:p text:style-name="P3">CREATE TABLE Users</text:p>
      <text:p text:style-name="P3">(</text:p>
      <text:p text:style-name="P3"><text:tab/>user_id int4 NOT NULL DEFAULT nextval('Users_user_id_seq'),</text:p>
      <text:p text:style-name="P3"><text:tab/>email varchar(255) NOT NULL,</text:p>
      <text:p text:style-name="P3"><text:tab/>password varchar(255) NOT NULL,</text:p>
      <text:p text:style-name="P3"><text:tab/>role_name varchar(255) NOT NULL DEFAULT 'RegisteredUser',</text:p>
      <text:p text:style-name="P3"><text:tab/>first_name varchar(255) NOT NULL, </text:p>
      <text:p text:style-name="P3"><text:tab/>last_name varchar(255), </text:p>
      <text:p text:style-name="P3"><text:tab/>hometown varchar(255), </text:p>
      <text:p text:style-name="P3"><text:tab/>location varchar(255), </text:p>
      <text:p text:style-name="P3"><text:tab/>title varchar(255),</text:p>
      <text:p text:style-name="P3"><text:tab/>rating int NOT NULL DEFAULT 0, </text:p>
      <text:p text:style-name="P3"><text:tab/>CONSTRAINT users_pk PRIMARY KEY (user_id)</text:p>
      <text:p text:style-name="P3">);</text:p>
      <text:p text:style-name="P3"/>
      <text:p text:style-name="P3"/>
      <text:p text:style-name="P3">CREATE TABLE Friends</text:p>
      <text:p text:style-name="P3">( </text:p>
      <text:p text:style-name="P3"><text:tab/>user_id int4 NOT NULL REFERENCES Users (user_id) ON DELETE CASCADE, </text:p>
      <text:p text:style-name="P3"><text:tab/>friend_id int4 NOT NULL REFERENCES Users (user_id) ON DELETE CASCADE, </text:p>
      <text:p text:style-name="P3"><text:tab/>PRIMARY KEY (user_id, friend_id)</text:p>
      <text:p text:style-name="P3">); </text:p>
      <text:p text:style-name="P3"/>
      <text:p text:style-name="P3"/>
      <text:p text:style-name="P3"/>
      <text:p text:style-name="P3">CREATE SEQUENCE Albums_album_id_seq</text:p>
      <text:p text:style-name="P3">INCREMENT 1</text:p>
      <text:p text:style-name="P3">MINVALUE 1</text:p>
      <text:p text:style-name="P3">MAXVALUE 9223372036854775807</text:p>
      <text:p text:style-name="P3">START 1</text:p>
      <text:p text:style-name="P3"><text:soft-page-break/>CACHE 1;</text:p>
      <text:p text:style-name="P3"/>
      <text:p text:style-name="P3">CREATE TABLE Albums</text:p>
      <text:p text:style-name="P3">(</text:p>
      <text:p text:style-name="P3"><text:tab/>album_id int4 NOT NULL DEFAULT nextval('Albums_album_id_seq'),</text:p>
      <text:p text:style-name="P3"><text:tab/>user_id int4 NOT NULL REFERENCES Users (user_id) ON DELETE CASCADE,</text:p>
      <text:p text:style-name="P3"><text:tab/>album_name varchar(255) NOT NULL,</text:p>
      <text:p text:style-name="P3"><text:tab/>date_created date NOT NULL, </text:p>
      <text:p text:style-name="P3"><text:tab/>CONSTRAINT albums_pk PRIMARY KEY (album_id)</text:p>
      <text:p text:style-name="P3">); </text:p>
      <text:p text:style-name="P3"/>
      <text:p text:style-name="P3"/>
      <text:p text:style-name="P3">CREATE SEQUENCE Pictures_picture_id_seq</text:p>
      <text:p text:style-name="P3">INCREMENT 1</text:p>
      <text:p text:style-name="P3">MINVALUE 1</text:p>
      <text:p text:style-name="P3">MAXVALUE 9223372036854775807</text:p>
      <text:p text:style-name="P3">START 1</text:p>
      <text:p text:style-name="P3">CACHE 1;</text:p>
      <text:p text:style-name="P3"/>
      <text:p text:style-name="P3">CREATE TABLE Pictures</text:p>
      <text:p text:style-name="P3">(</text:p>
      <text:p text:style-name="P3"><text:tab/>picture_id int4 NOT NULL DEFAULT nextval('Pictures_picture_id_seq'),</text:p>
      <text:p text:style-name="P3"><text:tab/>album_id int4 NOT NULL REFERENCES Albums (album_id) ON DELETE CASCADE,</text:p>
      <text:p text:style-name="P3"><text:tab/>caption varchar(255) NOT NULL,</text:p>
      <text:p text:style-name="P3"><text:tab/>imgdata bytea NOT NULL,</text:p>
      <text:p text:style-name="P3"><text:tab/>size int4 NOT NULL,</text:p>
      <text:p text:style-name="P3"><text:tab/>content_type varchar(255) NOT NULL,</text:p>
      <text:p text:style-name="P3"><text:tab/>thumbdata bytea NOT NULL,</text:p>
      <text:p text:style-name="P3"><text:tab/>likes int NOT NULL DEFAULT 0,</text:p>
      <text:p text:style-name="P3"><text:tab/>CONSTRAINT pictures_pk PRIMARY KEY (picture_id)</text:p>
      <text:p text:style-name="P3">); </text:p>
      <text:p text:style-name="P3"/>
      <text:p text:style-name="P3"/>
      <text:p text:style-name="P3">CREATE TABLE Tags </text:p>
      <text:p text:style-name="P3">(</text:p>
      <text:p text:style-name="P3"><text:tab/>tag varchar(255) NOT NULL, </text:p>
      <text:p text:style-name="P3"><text:tab/>picture_id int4 NOT NULL REFERENCES Pictures (picture_id) ON DELETE CASCADE, </text:p>
      <text:p text:style-name="P3"><text:tab/>PRIMARY KEY (tag, picture_id)</text:p>
      <text:p text:style-name="P3">); </text:p>
      <text:p text:style-name="P3"/>
      <text:p text:style-name="P3"/>
      <text:p text:style-name="P3">CREATE SEQUENCE Comments_comment_id_seq</text:p>
      <text:p text:style-name="P3"><text:soft-page-break/>INCREMENT 1</text:p>
      <text:p text:style-name="P3">MINVALUE 1</text:p>
      <text:p text:style-name="P3">MAXVALUE 9223372036854775807</text:p>
      <text:p text:style-name="P3">START 1</text:p>
      <text:p text:style-name="P3">CACHE 1;</text:p>
      <text:p text:style-name="P3"/>
      <text:p text:style-name="P3">CREATE TABLE Comments</text:p>
      <text:p text:style-name="P3">(</text:p>
      <text:p text:style-name="P3"><text:tab/>comment_id int4 NOT NULL DEFAULT nextval('Comments_comment_id_seq'), </text:p>
      <text:p text:style-name="P3"><text:tab/>user_id int4 NOT NULL REFERENCES Users (user_id) ON DELETE CASCADE,</text:p>
      <text:p text:style-name="P3"><text:tab/>picture_id int4 NOT NULL REFERENCES Pictures (picture_id) ON DELETE CASCADE, </text:p>
      <text:p text:style-name="P3"><text:tab/>comment varchar(255) NOT NULL, </text:p>
      <text:p text:style-name="P3"><text:tab/>date_commented date NOT NULL, </text:p>
      <text:p text:style-name="P3"><text:tab/>PRIMARY KEY (comment_id)</text:p>
      <text:p text:style-name="P3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6:47:51.548610000</meta:creation-date>
    <dc:date>2015-04-25T22:28:16.968085000</dc:date>
    <meta:editing-duration>PT2M31S</meta:editing-duration>
    <meta:editing-cycles>5</meta:editing-cycles>
    <meta:generator>LibreOffice/4.2.6.3$MacOSX_x86 LibreOffice_project/3fd416d4c6db7d3204c17ce57a1d70f6e531ee21</meta:generator>
    <meta:document-statistic meta:table-count="0" meta:image-count="0" meta:object-count="0" meta:page-count="3" meta:paragraph-count="83" meta:word-count="290" meta:character-count="2201" meta:non-whitespace-character-count="1936"/>
  </office:meta>
</office:document-meta>
</file>